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ccTrain</text:p>
          </table:table-cell>
          <table:table-cell office:value-type="string" calcext:value-type="string">
            <text:p>AccVal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LossTrain</text:p>
          </table:table-cell>
          <table:table-cell office:value-type="string" calcext:value-type="string">
            <text:p>LossVal</text:p>
          </table:table-cell>
          <table:table-cell office:value-type="string" calcext:value-type="string">
            <text:p>LossTest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string" calcext:value-type="string">
            <text:p>cnn8k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office:value-type="string" calcext:value-type="string">
            <text:p>cnnV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cnn8kV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>
          <table:table-cell office:value-type="string" calcext:value-type="string">
            <text:p>cnnV3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24" calcext:value-type="float">
            <text:p>0.24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6034" calcext:value-type="float">
            <text:p>0.6034</text:p>
          </table:table-cell>
        </table:table-row>
        <table:table-row table:style-name="ro1">
          <table:table-cell office:value-type="string" calcext:value-type="string">
            <text:p>cnn8kV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912" calcext:value-type="float">
            <text:p>0.491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4484" calcext:value-type="float">
            <text:p>0.4484</text:p>
          </table:table-cell>
        </table:table-row>
        <table:table-row table:style-name="ro1">
          <table:table-cell office:value-type="string" calcext:value-type="string">
            <text:p>nn8k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nV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nn8kV2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611" calcext:value-type="float">
            <text:p>0.3611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03" calcext:value-type="float">
            <text:p>0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78" calcext:value-type="float">
            <text:p>0.5678</text:p>
          </table:table-cell>
        </table:table-row>
        <table:table-row table:style-name="ro1">
          <table:table-cell office:value-type="string" calcext:value-type="string">
            <text:p>rnn8k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276" calcext:value-type="float">
            <text:p>0.6276</text:p>
          </table:table-cell>
          <table:table-cell office:value-type="float" office:value="1.0053" calcext:value-type="float">
            <text:p>1.0053</text:p>
          </table:table-cell>
          <table:table-cell office:value-type="float" office:value="1.1113" calcext:value-type="float">
            <text:p>1.1113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rnnV2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rnn8kV2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lstm8k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string" calcext:value-type="string">
            <text:p>lstmV2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519" calcext:value-type="float">
            <text:p>0.519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office:value-type="string" calcext:value-type="string">
            <text:p>lstm8kV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1" calcext:value-type="float">
            <text:p>0.88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string" calcext:value-type="string">
            <text:p>lsmV3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444" calcext:value-type="float">
            <text:p>0.5444</text:p>
          </table:table-cell>
        </table:table-row>
        <table:table-row table:style-name="ro1">
          <table:table-cell office:value-type="string" calcext:value-type="string">
            <text:p>lstm8kV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office:value-type="string" calcext:value-type="string">
            <text:p>gru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string" calcext:value-type="string">
            <text:p>gru8k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94" calcext:value-type="float">
            <text:p>0.4294</text:p>
          </table:table-cell>
        </table:table-row>
        <table:table-row table:style-name="ro1">
          <table:table-cell office:value-type="string" calcext:value-type="string">
            <text:p>gruV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7231" calcext:value-type="float">
            <text:p>0.7231</text:p>
          </table:table-cell>
        </table:table-row>
        <table:table-row table:style-name="ro1">
          <table:table-cell office:value-type="string" calcext:value-type="string">
            <text:p>gru8kV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114" calcext:value-type="float">
            <text:p>0.3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58:44.272883076</meta:creation-date>
    <dc:date>2018-05-22T21:23:28.964985821</dc:date>
    <meta:editing-duration>PT1M24S</meta:editing-duration>
    <meta:editing-cycles>1</meta:editing-cycles>
    <meta:document-statistic meta:table-count="1" meta:cell-count="174" meta:object-count="0"/>
    <meta:generator>LibreOffice/6.0.4.2$Linux_X86_64 LibreOffice_project/00m0$Build-2</meta:generator>
  </office:meta>
</office:document-meta>
</file>